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27c" officeooo:paragraph-rsid="0019027c"/>
    </style:style>
    <style:style style:name="P2" style:family="paragraph" style:parent-style-name="Standard">
      <style:text-properties officeooo:rsid="001957b3" officeooo:paragraph-rsid="001957b3"/>
    </style:style>
    <style:style style:name="P3" style:family="paragraph" style:parent-style-name="Standard">
      <style:text-properties officeooo:rsid="001aebeb" officeooo:paragraph-rsid="001aebeb"/>
    </style:style>
    <style:style style:name="P4" style:family="paragraph" style:parent-style-name="Standard">
      <style:text-properties officeooo:rsid="001aebeb" officeooo:paragraph-rsid="001da5cf"/>
    </style:style>
    <style:style style:name="P5" style:family="paragraph" style:parent-style-name="Standard">
      <style:text-properties officeooo:rsid="001c6365" officeooo:paragraph-rsid="001c6365"/>
    </style:style>
    <style:style style:name="P6" style:family="paragraph" style:parent-style-name="Standard">
      <style:text-properties officeooo:rsid="001f0b32" officeooo:paragraph-rsid="001f0b32"/>
    </style:style>
    <style:style style:name="P7" style:family="paragraph" style:parent-style-name="Standard">
      <style:text-properties officeooo:rsid="0020c51f" officeooo:paragraph-rsid="0020c51f"/>
    </style:style>
    <style:style style:name="P8" style:family="paragraph" style:parent-style-name="Standard">
      <style:text-properties officeooo:rsid="0021e5e6" officeooo:paragraph-rsid="0020c51f"/>
    </style:style>
    <style:style style:name="P9" style:family="paragraph" style:parent-style-name="Standard">
      <style:text-properties officeooo:rsid="0021e5e6" officeooo:paragraph-rsid="0021e5e6"/>
    </style:style>
    <style:style style:name="P10" style:family="paragraph" style:parent-style-name="Standard">
      <style:text-properties officeooo:rsid="002381fd" officeooo:paragraph-rsid="002381fd"/>
    </style:style>
    <style:style style:name="P11" style:family="paragraph" style:parent-style-name="Standard">
      <style:text-properties officeooo:rsid="0028e73b" officeooo:paragraph-rsid="0028e73b"/>
    </style:style>
    <style:style style:name="P12" style:family="paragraph" style:parent-style-name="Standard">
      <style:text-properties officeooo:rsid="0030e802" officeooo:paragraph-rsid="0030e802"/>
    </style:style>
    <style:style style:name="P13" style:family="paragraph" style:parent-style-name="Standard">
      <style:text-properties officeooo:rsid="00342fb4" officeooo:paragraph-rsid="00342fb4"/>
    </style:style>
    <style:style style:name="P14" style:family="paragraph" style:parent-style-name="Standard">
      <style:text-properties officeooo:rsid="0019027c" officeooo:paragraph-rsid="0019027c"/>
    </style:style>
    <style:style style:name="P15" style:family="paragraph" style:parent-style-name="Standard">
      <style:text-properties officeooo:rsid="003606d4" officeooo:paragraph-rsid="003606d4"/>
    </style:style>
    <style:style style:name="P16" style:family="paragraph" style:parent-style-name="Standard">
      <style:text-properties officeooo:rsid="001957b3" officeooo:paragraph-rsid="001957b3"/>
    </style:style>
    <style:style style:name="P17" style:family="paragraph" style:parent-style-name="Standard">
      <style:text-properties officeooo:rsid="001c6365" officeooo:paragraph-rsid="001c6365"/>
    </style:style>
    <style:style style:name="P18" style:family="paragraph" style:parent-style-name="Standard">
      <style:text-properties officeooo:rsid="0037256b" officeooo:paragraph-rsid="0037256b"/>
    </style:style>
    <style:style style:name="P19" style:family="paragraph" style:parent-style-name="Standard">
      <style:text-properties officeooo:rsid="001da5cf" officeooo:paragraph-rsid="001da5cf"/>
    </style:style>
    <style:style style:name="P20" style:family="paragraph" style:parent-style-name="Standard">
      <style:text-properties officeooo:rsid="0020c51f" officeooo:paragraph-rsid="0020c51f"/>
    </style:style>
    <style:style style:name="P21" style:family="paragraph" style:parent-style-name="Standard">
      <style:text-properties officeooo:rsid="00235b40" officeooo:paragraph-rsid="00235b40"/>
    </style:style>
    <style:style style:name="P22" style:family="paragraph" style:parent-style-name="Standard">
      <style:text-properties officeooo:rsid="0028e73b" officeooo:paragraph-rsid="0028e73b"/>
    </style:style>
    <style:style style:name="P23" style:family="paragraph" style:parent-style-name="Standard">
      <style:text-properties officeooo:rsid="00320994" officeooo:paragraph-rsid="00320994"/>
    </style:style>
    <style:style style:name="P24" style:family="paragraph" style:parent-style-name="Standard">
      <style:text-properties officeooo:rsid="0038ef06" officeooo:paragraph-rsid="0038ef06"/>
    </style:style>
    <style:style style:name="P25" style:family="paragraph" style:parent-style-name="Standard">
      <style:text-properties fo:font-weight="bold" officeooo:rsid="003b091f" officeooo:paragraph-rsid="003b091f" style:font-weight-asian="bold" style:font-weight-complex="bold"/>
    </style:style>
    <style:style style:name="P26" style:family="paragraph" style:parent-style-name="Standard">
      <style:text-properties fo:font-weight="bold" officeooo:rsid="003d3526" officeooo:paragraph-rsid="003d3526" style:font-weight-asian="bold" style:font-weight-complex="bold"/>
    </style:style>
    <style:style style:name="P27" style:family="paragraph" style:parent-style-name="Standard">
      <style:text-properties officeooo:paragraph-rsid="001f0b32"/>
    </style:style>
    <style:style style:name="P28" style:family="paragraph" style:parent-style-name="Standard">
      <style:text-properties officeooo:rsid="00342fb4" officeooo:paragraph-rsid="00342fb4"/>
    </style:style>
    <style:style style:name="T1" style:family="text">
      <style:text-properties officeooo:rsid="001f0b32"/>
    </style:style>
    <style:style style:name="T2" style:family="text">
      <style:text-properties officeooo:rsid="0020c51f"/>
    </style:style>
    <style:style style:name="T3" style:family="text">
      <style:text-properties officeooo:rsid="0021e5e6"/>
    </style:style>
    <style:style style:name="T4" style:family="text">
      <style:text-properties officeooo:rsid="00240509"/>
    </style:style>
    <style:style style:name="T5" style:family="text">
      <style:text-properties officeooo:rsid="0025b5ac"/>
    </style:style>
    <style:style style:name="T6" style:family="text">
      <style:text-properties officeooo:rsid="00274506"/>
    </style:style>
    <style:style style:name="T7" style:family="text">
      <style:text-properties officeooo:rsid="002c3fcf"/>
    </style:style>
    <style:style style:name="T8" style:family="text">
      <style:text-properties officeooo:rsid="003606d4"/>
    </style:style>
    <style:style style:name="T9" style:family="text">
      <style:text-properties fo:font-weight="bold" officeooo:rsid="003606d4" style:font-weight-asian="bold" style:font-weight-complex="bold"/>
    </style:style>
    <style:style style:name="T10" style:family="text">
      <style:text-properties fo:font-weight="bold" officeooo:rsid="003ad5ea" style:font-weight-asian="bold" style:font-weight-complex="bold"/>
    </style:style>
    <style:style style:name="T11" style:family="text">
      <style:text-properties officeooo:rsid="0037256b"/>
    </style:style>
    <style:style style:name="T12" style:family="text">
      <style:text-properties officeooo:rsid="003c6b99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officeooo:rsid="003d3526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 : Vente de gateaux</text:p>
      <text:p text:style-name="P1"/>
      <text:p text:style-name="P15">proposer du thé et du café : <text:span text:style-name="T12">prix proposé </text:span>50 centimes le gobelet</text:p>
      <text:p text:style-name="P1"/>
      <text:p text:style-name="P1">Avons-nous l’autorisation d’utiliser la salle de cuisine des SEGPA ?</text:p>
      <text:p text:style-name="P15">Non, gateau fait à la maison</text:p>
      <text:p text:style-name="P1">Quels lieux seraient autorisés pour la vente ?</text:p>
      <text:p text:style-name="P15">A l’entrée du collège pour la remise des bulletins</text:p>
      <text:p text:style-name="P2">Autorisation d’affichage pour communiquer ?</text:p>
      <text:p text:style-name="P15">OK</text:p>
      <text:p text:style-name="P2">Proposition de dates : <text:span text:style-name="T13">avant chaque vacances scolaires /</text:span> <text:span text:style-name="T8">remise des bulletins ? </text:span><text:span text:style-name="T9">9 et 1</text:span><text:span text:style-name="T10">2</text:span><text:span text:style-name="T9"> décembre</text:span></text:p>
      <text:p text:style-name="P6">Prix d’une part de gateau : 1€</text:p>
      <text:p text:style-name="P2"/>
      <text:p text:style-name="P15">Il faut que ce soit les élèves qui proposent</text:p>
      <text:p text:style-name="P15"><text:span text:style-name="T14">collège achète :</text:span><text:span text:style-name="T11"> </text:span>Gobelets, serviettes, assiettes <text:span text:style-name="T11">recyclables</text:span></text:p>
      <text:p text:style-name="P2"/>
      <text:p text:style-name="P3">Argent récolté serait redonné à BanquesAlimentaires</text:p>
      <text:p text:style-name="P27"><text:span text:style-name="T1">Description de BanquesAlimentaires : « </text:span>Les Banques Alimentaires distribuent les denrées à un réseau de plus de 6029 associations, épiceries sociales et Centres Communaux d'Action Sociale (CCAS). »</text:p>
      <text:p text:style-name="P26">Est-ce possible de donner cette argent sur le site BanquesAlimentaires ? <text:a xlink:type="simple" xlink:href="https://faireundon.banquealimentaire.org/reseau/~mon-don?_gl=1%2Acdfwm9%2A_gcl_au%2AMTM3Mjg2ODA3NC4xNzMyNzk4MjI4" text:style-name="Internet_20_link" text:visited-style-name="Visited_20_Internet_20_Link"><text:span text:style-name="T15">https://faireundon.banquealimentaire.org/reseau/~mon-don?_gl=1%2Acdfwm9%2A_gcl_au%2AMTM3Mjg2ODA3NC4xNzMyNzk4MjI4</text:span></text:a></text:p>
      <text:p text:style-name="P3"/>
      <text:p text:style-name="P3">----------------------------------------------------------------------------------------------------</text:p>
      <text:p text:style-name="P3"/>
      <text:p text:style-name="P5">Projet : <text:span text:style-name="T2">Sortie journée</text:span> de ramassage des déchets</text:p>
      <text:p text:style-name="P18"/>
      <text:p text:style-name="P18">cour A et plateau sportif plutôt que dans le parc</text:p>
      <text:p text:style-name="P18">sacs poubelles transparents exposés / tous les mois et on compare mois par mois, est-ce qu’il yen a moins</text:p>
      <text:p text:style-name="P18">Tabbleau en liège pour afficher les actions des éco délégués</text:p>
      <text:p text:style-name="P5">Puis-je demander une autorisation à la mairie ? /</text:p>
      <text:p text:style-name="P19">Avons-nous des gilets jaunes, des <text:span text:style-name="T2">dossards afin de distinguer les élèves</text:span> ?</text:p>
      <text:p text:style-name="P19"/>
      <text:p text:style-name="P18">Réunion de fin d’année : proposer le ramassage </text:p>
      <text:p text:style-name="P4"/>
      <text:p text:style-name="P4">----------------------------------------------------</text:p>
      <text:p text:style-name="P4"/>
      <text:p text:style-name="P7">Projet : Eco-potager <text:span text:style-name="T3">des 6e/5e</text:span></text:p>
      <text:p text:style-name="P7"/>
      <text:p text:style-name="P7">Planter de la menthe et des fraisiers.</text:p>
      <text:p text:style-name="P7"/>
      <text:p text:style-name="P18">Fraisiers pb d’entretien</text:p>
      <text:p text:style-name="P25">mars/avril</text:p>
      <text:p text:style-name="P18">carré de plantes aromatiques</text:p>
      <text:p text:style-name="P7"/>
      <text:p text:style-name="P7">----------------------------------------------</text:p>
      <text:p text:style-name="P7"/>
      <text:p text:style-name="P9">Projet : Agrandissement du potager dédié aux éco-délégués</text:p>
      <text:p text:style-name="P9"/>
      <text:p text:style-name="P21">Retirer de la pelouse pour avoir plus de terre à travailler</text:p>
      <text:p text:style-name="P18"><text:soft-page-break/>OK</text:p>
      <text:p text:style-name="P8"/>
      <text:p text:style-name="P8">------------------------------------------------------</text:p>
      <text:p text:style-name="P8"/>
      <text:p text:style-name="P10">Projet : Exclus dans <text:span text:style-name="T6">l’éco-potagers</text:span></text:p>
      <text:p text:style-name="P10"/>
      <text:p text:style-name="P10">Afin <text:span text:style-name="T4">que</text:span> les élèves exclus <text:span text:style-name="T4">qui ont besoin d’un temps </text:span><text:span text:style-name="T5">puisse</text:span><text:span text:style-name="T6">nt</text:span><text:span text:style-name="T4"> s’apaiser, </text:span><text:span text:style-name="T6">une proposition des éco-délégués serait de les faire jardiner l’éco-potager.</text:span></text:p>
      <text:p text:style-name="P11">Seul•es les élèves volontaires <text:span text:style-name="T7">pour le faire serait envoyé là-bas accompagné d’un•e AED.</text:span></text:p>
      <text:p text:style-name="P11"/>
      <text:p text:style-name="P18">OK</text:p>
      <text:p text:style-name="P18">à rediscuter avec les CPEs</text:p>
      <text:p text:style-name="P11"/>
      <text:p text:style-name="P11">------------------------------------------------------</text:p>
      <text:p text:style-name="P11"/>
      <text:p text:style-name="P12">Estimation budget</text:p>
      <text:p text:style-name="P12"/>
      <text:p text:style-name="P23">Budget gateaux : 100€</text:p>
      <text:p text:style-name="P24">Budget gobelets ect ?</text:p>
      <text:p text:style-name="P13">Budget jardin ? </text:p>
      <text:p text:style-name="P13"/>
      <text:p text:style-name="P13">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3:43:29.819000000</meta:creation-date>
    <dc:date>2024-12-01T22:02:41.674000000</dc:date>
    <meta:editing-duration>P3DT7H3M7S</meta:editing-duration>
    <meta:editing-cycles>30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5" meta:word-count="324" meta:character-count="2369" meta:non-whitespace-character-count="2088"/>
  </office:meta>
</office:document-meta>
</file>